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Настоящее Положение определяет:</text:p>
      <text:list xml:id="list914616056" text:style-name="L1">
        <text:list-item>
          <text:p text:style-name="P1">цели</text:p>
        </text:list-item>
        <text:list-item>
          <text:p text:style-name="P1">задачи</text:p>
        </text:list-item>
        <text:list-item>
          <text:p text:style-name="P1">права</text:p>
        </text:list-item>
        <text:list-item>
          <text:p text:style-name="P1">взаимоотношения (служебные связи)</text:p>
        </text:list-item>
        <text:list-item>
          <text:p text:style-name="P1">ответственность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3902in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Linux_X86_64 LibreOffice_project/350m1$Build-2</meta:generator>
    <dc:date>2012-08-02T23:52:14</dc:date>
    <meta:document-statistic meta:table-count="0" meta:image-count="0" meta:object-count="0" meta:page-count="1" meta:paragraph-count="6" meta:word-count="15" meta:character-count="99" meta:non-whitespace-character-count="95"/>
    <meta:user-defined meta:name="Info 1"/>
    <meta:user-defined meta:name="Info 2"/>
    <meta:user-defined meta:name="Info 3"/>
    <meta:user-defined meta:name="Info 4"/>
  </office:meta>
</office:document-meta>
</file>